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margin-top="0.159cm" fo:margin-bottom="0.159cm" style:contextual-spacing="false" fo:line-height="150%" fo:orphans="2" fo:widows="2" fo:text-indent="0cm" style:auto-text-indent="false"/>
      <style:text-properties fo:font-variant="normal" fo:text-transform="none" fo:color="#800080" loext:opacity="100%" style:font-name="Lato Extended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800080" loext:opacity="100%" style:font-name="Lato Extended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fo:font-variant="normal" fo:text-transform="none" fo:color="#2d3b45" loext:opacity="100%" fo:letter-spacing="normal"/>
    </style:style>
    <style:style style:name="P4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.159cm" style:contextual-spacing="false" fo:orphans="2" fo:widows="2" fo:padding="0cm" fo:border="none"/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.159cm" style:contextual-spacing="false" fo:orphans="2" fo:widows="2" fo:text-indent="0cm" style:auto-text-indent="false" fo:padding="0cm" fo:border="none"/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P7" style:family="paragraph" style:parent-style-name="Text_20_body" style:list-style-name="L2">
      <style:paragraph-properties fo:margin-top="0cm" fo:margin-bottom="0.159cm" style:contextual-spacing="false" fo:orphans="2" fo:widows="2" fo:padding="0cm" fo:border="none"/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P8" style:family="paragraph" style:parent-style-name="Text_20_body" style:list-style-name="L3">
      <style:paragraph-properties fo:margin-left="0cm" fo:margin-right="0cm" fo:margin-top="0cm" fo:margin-bottom="0.159cm" style:contextual-spacing="false" fo:orphans="2" fo:widows="2" fo:text-indent="0cm" style:auto-text-indent="false" fo:padding="0cm" fo:border="none"/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P9" style:family="paragraph" style:parent-style-name="Text_20_body" style:list-style-name="L3">
      <style:paragraph-properties fo:margin-top="0cm" fo:margin-bottom="0.159cm" style:contextual-spacing="false" fo:orphans="2" fo:widows="2" fo:padding="0cm" fo:border="none"/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P10" style:family="paragraph" style:parent-style-name="Text_20_body" style:list-style-name="L4">
      <style:paragraph-properties fo:margin-left="0cm" fo:margin-right="0cm" fo:margin-top="0cm" fo:margin-bottom="0.159cm" style:contextual-spacing="false" fo:orphans="2" fo:widows="2" fo:text-indent="0cm" style:auto-text-indent="false" fo:padding="0cm" fo:border="none"/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P11" style:family="paragraph" style:parent-style-name="Text_20_body" style:list-style-name="L4">
      <style:paragraph-properties fo:margin-top="0cm" fo:margin-bottom="0.159cm" style:contextual-spacing="false" fo:orphans="2" fo:widows="2" fo:padding="0cm" fo:border="none"/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</style:style>
    <style:style style:name="P13" style:family="paragraph" style:parent-style-name="Text_20_body" style:list-style-name="L1">
      <style:paragraph-properties fo:margin-left="0cm" fo:margin-right="0cm" fo:margin-top="0cm" fo:margin-bottom="0.159cm" style:contextual-spacing="false" fo:orphans="2" fo:widows="2" fo:text-indent="0cm" style:auto-text-indent="false" fo:padding="0cm" fo:border="none"/>
    </style:style>
    <style:style style:name="P14" style:family="paragraph" style:parent-style-name="Text_20_body" style:list-style-name="L3">
      <style:paragraph-properties fo:margin-top="0cm" fo:margin-bottom="0.159cm" style:contextual-spacing="false" fo:orphans="2" fo:widows="2" fo:padding="0cm" fo:border="none"/>
    </style:style>
    <style:style style:name="P15" style:family="paragraph" style:parent-style-name="Text_20_body" style:list-style-name="L4">
      <style:paragraph-properties fo:margin-top="0cm" fo:margin-bottom="0.159cm" style:contextual-spacing="false" fo:orphans="2" fo:widows="2" fo:padding="0cm" fo:border="none"/>
    </style:style>
    <style:style style:name="P16" style:family="paragraph" style:parent-style-name="Text_20_body" style:list-style-name="L5">
      <style:paragraph-properties fo:margin-left="0cm" fo:margin-right="0cm" fo:margin-top="0cm" fo:margin-bottom="0.159cm" style:contextual-spacing="false" fo:orphans="2" fo:widows="2" fo:text-indent="0cm" style:auto-text-indent="false" fo:padding="0cm" fo:border="none"/>
    </style:style>
    <style:style style:name="P17" style:family="paragraph" style:parent-style-name="Text_20_body" style:list-style-name="L5">
      <style:paragraph-properties fo:margin-top="0cm" fo:margin-bottom="0.159cm" style:contextual-spacing="false" fo:orphans="2" fo:widows="2" fo:padding="0cm" fo:border="none"/>
    </style:style>
    <style:style style:name="T1" style:family="text">
      <style:text-properties fo:font-variant="normal" fo:text-transform="none" fo:color="#800080" loext:opacity="100%" style:font-name="Lato Extended" fo:font-size="12pt" fo:letter-spacing="normal" fo:font-style="normal" fo:font-weight="bold"/>
    </style:style>
    <style:style style:name="T2" style:family="text">
      <style:text-properties fo:font-variant="normal" fo:text-transform="none" fo:color="#800080" loext:opacity="100%" style:font-name="Lato Extended" fo:font-size="12pt" fo:letter-spacing="normal" fo:font-style="normal" fo:font-weight="normal"/>
    </style:style>
    <style:style style:name="T3" style:family="text">
      <style:text-properties fo:font-variant="normal" fo:text-transform="none" fo:color="#800080" loext:opacity="100%" style:font-name="Lato Extended" fo:font-size="12pt" fo:letter-spacing="normal" fo:font-style="italic" fo:font-weight="bold"/>
    </style:style>
    <style:style style:name="T4" style:family="text">
      <style:text-properties fo:font-variant="normal" fo:text-transform="none" fo:color="#2d3b45" loext:opacity="100%" style:font-name="Lato Extended" fo:font-size="12pt" fo:letter-spacing="normal" fo:font-style="normal" fo:font-weight="bold"/>
    </style:style>
    <style:style style:name="T5" style:family="text"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T6" style:family="text">
      <style:text-properties fo:font-variant="normal" fo:text-transform="none" fo:color="#2d3b45" loext:opacity="100%" fo:letter-spacing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Quadro1" text:anchor-type="page" text:anchor-page-number="1" svg:x="0cm" svg:y="0cm" svg:width="0.041cm" draw:z-index="0">
        <draw:text-box fo:min-height="0.041cm">
          <text:p text:style-name="Text_20_body"/>
        </draw:text-box>
      </draw:frame>
      <text:h text:style-name="P2" text:outline-level="2">Tipos de agentes</text:h>
      <text:p text:style-name="P3"> </text:p>
      <text:p text:style-name="P4">Vamos assistir ao vídeo para entender melhor quais são os tipos de agentes racionais e como eles impactam o projeto de um sistema inteligente.</text:p>
      <text:h text:style-name="P2" text:outline-level="2">Agentes</text:h>
      <text:p text:style-name="P3"> </text:p>
      <text:p text:style-name="P3"><text:bookmark text:name="MathJax-Element-1-Frame"/> </text:p>
      <text:p text:style-name="P12"><text:span text:style-name="Strong_20_Emphasis"><text:span text:style-name="T1">Arquitetura</text:span></text:span><text:span text:style-name="Strong_20_Emphasis"><text:span text:style-name="T4"> </text:span></text:span><text:span text:style-name="T5">do agente está relacionada com os sensores e atuadores.</text:span></text:p>
      <text:p text:style-name="P12"><text:span text:style-name="Strong_20_Emphasis"><text:span text:style-name="T1">Programa</text:span></text:span><text:span text:style-name="T2"> </text:span><text:span text:style-name="T5">de agente está relacionado com o raciocínio para a tomada de decisão (escolha de ações).</text:span></text:p>
      <text:p text:style-name="P3"> </text:p>
      <text:p text:style-name="P12"><text:span text:style-name="T6"><draw:frame draw:style-name="fr2" draw:name="Figura1" text:anchor-type="as-char" svg:width="1.376cm" svg:height="1.376cm" draw:z-index="1"><draw:image xlink:href="https://pucminas.instructure.com/courses/127986/files/6816603/preview" xlink:type="simple" xlink:show="embed" xlink:actuate="onLoad"/><svg:title>desafio.png</svg:title></draw:frame></text:span><text:span text:style-name="T6"> </text:span><text:span text:style-name="Strong_20_Emphasis"><text:span text:style-name="T1">Desafio</text:span></text:span><text:span text:style-name="T5">: construir programas com comportamento racional a partir de pequena quantidade de código.</text:span></text:p>
      <text:p text:style-name="P3"> </text:p>
      <text:p text:style-name="P3"> </text:p>
      <text:h text:style-name="P1" text:outline-level="2">Agente Reativo Simples</text:h>
      <text:p text:style-name="P12"><text:span text:style-name="Strong_20_Emphasis"><text:span text:style-name="T4">Conceito</text:span></text:span><text:span text:style-name="T5">: Um agente reativo simples seleciona ações com base na percepção atual, ignorando o restante do histórico de percepções.</text:span></text:p>
      <text:p text:style-name="P4">Ex: aspirador de pó.</text:p>
      <text:p text:style-name="P12"><text:span text:style-name="Strong_20_Emphasis"><text:span text:style-name="T4">Características</text:span></text:span></text:p>
      <text:list xml:id="list3295400650" text:style-name="L1">
        <text:list-item>
          <text:p text:style-name="P13"><text:span text:style-name="T5">Utiliza regras de condição ação<text:line-break/></text:span><text:span text:style-name="Strong_20_Emphasis"><text:span text:style-name="T3">if</text:span></text:span><text:span text:style-name="Strong_20_Emphasis"><text:span text:style-name="T1"> </text:span></text:span><text:span text:style-name="Strong_20_Emphasis"><text:span text:style-name="T3">X then</text:span></text:span><text:span text:style-name="Strong_20_Emphasis"><text:span text:style-name="T1"> </text:span></text:span><text:span text:style-name="Strong_20_Emphasis"><text:span text:style-name="T3">Y</text:span></text:span></text:p>
        </text:list-item>
        <text:list-item>
          <text:p text:style-name="P5">Depende apenas da percepção atual.</text:p>
        </text:list-item>
      </text:list>
      <text:p text:style-name="P3"> </text:p>
      <text:h text:style-name="P1" text:outline-level="2"><text:soft-page-break/>Agente Reativo Baseado em Modelos</text:h>
      <text:p text:style-name="P12"><text:span text:style-name="Strong_20_Emphasis"><text:span text:style-name="T4">Conceito</text:span></text:span><text:span text:style-name="T5">: Um agente reativo baseado em modelos possui um estado interno, que dependa do histórico de percepções (modelo do mundo)</text:span></text:p>
      <text:p text:style-name="P12"><text:span text:style-name="Strong_20_Emphasis"><text:span text:style-name="T4">Características</text:span></text:span></text:p>
      <text:list xml:id="list1923134918" text:style-name="L2">
        <text:list-item>
          <text:p text:style-name="P6">Possui um modelo de como o mundo funciona evolui sem o agente.</text:p>
        </text:list-item>
        <text:list-item>
          <text:p text:style-name="P7">Possui um modelo de como as suas ações podem afetar o mundo.</text:p>
        </text:list-item>
        <text:list-item>
          <text:p text:style-name="P7">Mistura a percepção atual com o modelo antes de agir.</text:p>
        </text:list-item>
        <text:list-item>
          <text:p text:style-name="P7">Pode utilizar histórico de percepções para "compreender" como o mundo evolui.</text:p>
        </text:list-item>
      </text:list>
      <text:p text:style-name="P3"> </text:p>
      <text:h text:style-name="P1" text:outline-level="2">Agente Baseado em Objetivos</text:h>
      <text:p text:style-name="P12"><text:span text:style-name="Strong_20_Emphasis"><text:span text:style-name="T4">Conceito</text:span></text:span><text:span text:style-name="T5">: Um agente reativo baseado em objetivos busca ações que alcancem seus objetivos</text:span></text:p>
      <text:p text:style-name="P12"><text:span text:style-name="Strong_20_Emphasis"><text:span text:style-name="T4">Características</text:span></text:span></text:p>
      <text:list xml:id="list1536200013" text:style-name="L3">
        <text:list-item>
          <text:p text:style-name="P8">Possui um modelo de como o mundo funciona evolui sem o agente.</text:p>
        </text:list-item>
        <text:list-item>
          <text:p text:style-name="P9">Possui um modelo de como as suas ações podem afetar o mundo</text:p>
        </text:list-item>
        <text:list-item>
          <text:p text:style-name="P14"><text:span text:style-name="T5">Utiliza objetivos, ao invés de regras de condição-ação, para escolher uma ação </text:span><text:span text:style-name="Strong_20_Emphasis"><text:span text:style-name="Emphasis"><text:span text:style-name="T3">que o leve na direção de seu objetivo</text:span></text:span></text:span><text:span text:style-name="T5">.</text:span></text:p>
        </text:list-item>
        <text:list-item>
          <text:p text:style-name="P9">Um objetivo então poderá ser definido como sendo um estado do ambiente que se deseja alcançar.</text:p>
        </text:list-item>
      </text:list>
      <text:p text:style-name="P3"> </text:p>
      <text:h text:style-name="P1" text:outline-level="2">Agente Baseado na Utilidade</text:h>
      <text:p text:style-name="P12"><text:span text:style-name="Strong_20_Emphasis"><text:span text:style-name="T4">Conceito</text:span></text:span><text:span text:style-name="T5">: Um agente reativo baseado na utilidade busca ações que alcancem um maior grau de felicidade para o agente</text:span></text:p>
      <text:p text:style-name="P12"><text:span text:style-name="Strong_20_Emphasis"><text:span text:style-name="T4">Características</text:span></text:span></text:p>
      <text:list xml:id="list2699823496" text:style-name="L4">
        <text:list-item>
          <text:p text:style-name="P10">Utiliza uma medida de desempenho (utilidade) ao invés de objetivos que permitem apenas uma distinção binária.</text:p>
        </text:list-item>
        <text:list-item>
          <text:p text:style-name="P15"><text:soft-page-break/><text:span text:style-name="T5">Ao contrário do objetivo, uma medida de utilidade não precisa estar relacionado com um estado final do ambiente, mas com uma </text:span><text:span text:style-name="Strong_20_Emphasis"><text:span text:style-name="Emphasis"><text:span text:style-name="T3">medida de desempenho do agente</text:span></text:span></text:span><text:span text:style-name="T5">.</text:span></text:p>
        </text:list-item>
        <text:list-item>
          <text:p text:style-name="P11">Exemplos incluem: um carro autônomo pode definir como medida de performance o tempo, a distância, ou medidas mais abstratas como menor consumo de combustível. Dessa forma, o carro autônomo irá escolher a ação que irá maximizar a medida de utilidade desejada.</text:p>
        </text:list-item>
      </text:list>
      <text:p text:style-name="P3"> </text:p>
      <text:h text:style-name="P1" text:outline-level="2">Agente com Aprendizagem</text:h>
      <text:p text:style-name="P12"><text:span text:style-name="Strong_20_Emphasis"><text:span text:style-name="T4">Conceito</text:span></text:span><text:span text:style-name="T5">: Um agente com aprendizagem pode ser dividido em quatro componentes:</text:span></text:p>
      <text:list xml:id="list2019351219" text:style-name="L5">
        <text:list-item>
          <text:p text:style-name="P16"><text:span text:style-name="Strong_20_Emphasis"><text:span text:style-name="T4">Elemento de Aprendizado</text:span></text:span><text:span text:style-name="T5">: responsável pelo aperfeiçoamento do elemento de desempenho.</text:span></text:p>
        </text:list-item>
        <text:list-item>
          <text:p text:style-name="P17"><text:span text:style-name="Strong_20_Emphasis"><text:span text:style-name="T4">Elemento de Desempenho</text:span></text:span><text:span text:style-name="T5">: qualquer um dos outros tipos de agente completo que se deseja ajustar.</text:span></text:p>
        </text:list-item>
        <text:list-item>
          <text:p text:style-name="P17"><text:span text:style-name="Strong_20_Emphasis"><text:span text:style-name="T4">Crítico</text:span></text:span><text:span text:style-name="T5">: indica para o elemento de aprendizado se o agente está obtendo sucesso, baseado em um padrão de desempenho.</text:span></text:p>
        </text:list-item>
        <text:list-item>
          <text:p text:style-name="P17"><text:span text:style-name="Strong_20_Emphasis"><text:span text:style-name="T4">Gerador de Problemas</text:span></text:span><text:span text:style-name="T5">: sugerir ações que levaram a experiências novas e informativas (explorar novas possibilidades).</text:span></text:p>
        </text:list-item>
      </text:list>
      <text:p text:style-name="P4">Por exemplo, um agente baseado em modelos pode ajustar gradativamente o modelo que ele tem do mundo na medida em que vai explorando o ambient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3:02:27.923078520</meta:creation-date>
    <dc:date>2022-09-03T13:48:33.834098689</dc:date>
    <meta:editing-duration>PT35M55S</meta:editing-duration>
    <meta:editing-cycles>1</meta:editing-cycles>
    <meta:document-statistic meta:table-count="0" meta:image-count="1" meta:object-count="0" meta:page-count="3" meta:paragraph-count="49" meta:word-count="479" meta:character-count="2941" meta:non-whitespace-character-count="2507"/>
    <meta:generator>LibreOffice/7.3.5.2$Linux_X86_64 LibreOffice_project/30$Build-2</meta:generator>
  </office:meta>
</office:document-meta>
</file>